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officeooo:rsid="004804ae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officeooo:rsid="04473353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aace3cd"/>
    </style:style>
    <style:style style:name="T334" style:family="text">
      <style:text-properties officeooo:rsid="0b952edb"/>
    </style:style>
    <style:style style:name="T335" style:family="text">
      <style:text-properties fo:font-size="8pt" style:font-size-asian="8pt" style:font-size-complex="8pt" loext:padding="0.049cm" loext:border="0.31pt solid #000000"/>
    </style:style>
    <style:style style:name="T336" style:family="text">
      <style:text-properties officeooo:rsid="0394a435"/>
    </style:style>
    <style:style style:name="T337" style:family="text">
      <style:text-properties officeooo:rsid="0be4091b"/>
    </style:style>
    <style:style style:name="T338" style:family="text">
      <style:text-properties officeooo:rsid="0cf7e116"/>
    </style:style>
    <style:style style:name="T339" style:family="text">
      <style:text-properties officeooo:rsid="0de11971"/>
    </style:style>
    <style:style style:name="T340" style:family="text">
      <style:text-properties officeooo:rsid="01657261" style:font-size-complex="12pt"/>
    </style:style>
    <style:style style:name="T341" style:family="text">
      <style:text-properties officeooo:rsid="0e5635a7"/>
    </style:style>
    <style:style style:name="T342" style:family="text">
      <style:text-properties officeooo:rsid="0e56c5f4"/>
    </style:style>
    <style:style style:name="T343" style:family="text">
      <style:text-properties officeooo:rsid="0e80285f"/>
    </style:style>
    <style:style style:name="T344" style:family="text">
      <style:text-properties officeooo:rsid="0e838e2a"/>
    </style:style>
    <style:style style:name="T345" style:family="text">
      <style:text-properties officeooo:rsid="0e83c34e"/>
    </style:style>
    <style:style style:name="T34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style:font-size-asian="12pt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78"><text:span text:style-name="T336">Deze versie </text:span><text:span text:style-name="T336"><text:reference-ref text:reference-format="text" text:ref-name="Versie">22.04</text:reference-ref></text:span><text:span text:style-name="T337"><text:s/></text:span><text:span text:style-name="T336">is een zogenaamde LTS-versie (</text:span><text:span text:style-name="T339">LTS=</text:span><text:span text:style-name="T336">Long-Term Support, langetermijnondersteuning).<text:line-break/></text:span><text:span text:style-name="T265">Deze</text:span><text:span text:style-name="T266"> LTS-versie wordt </text:span><text:span text:style-name="T272">vanaf vrijgave (</text:span><text:span text:style-name="T271">april</text:span><text:span text:style-name="T269"> 202</text:span><text:span text:style-name="T271">2</text:span><text:span text:style-name="T272">) </text:span><text:span text:style-name="T267">vijf</text:span><text:span text:style-name="T266"> jaar ondersteund</text:span><text:span text:style-name="T268"> </text:span><text:span text:style-name="T266">(tot </text:span><text:span text:style-name="T271">april</text:span><text:span text:style-name="T265"> </text:span><text:span text:style-name="T266">202</text:span><text:span text:style-name="T271">7</text:span><text:span text:style-name="T268">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2">voor</text:span><text:span text:style-name="T303"> </text:span><text:span text:style-name="T304">deze en andere </text:span><text:span text:style-name="T305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6">(zie toelichting)</text:span><text:span text:style-name="T17">:</text:span></text:p>
      <text:p text:style-name="P2"><text:span text:style-name="Definition"><text:span text:style-name="T323">g</text:span></text:span><text:span text:style-name="Definition"><text:span text:style-name="T322">ebruiker</text:span></text:span><text:span text:style-name="Definition"><text:span text:style-name="T311"><text:tab/><text:tab/></text:span></text:span><text:span text:style-name="Definition"><text:span text:style-name="T328"> <text:tab/><text:tab/></text:span></text:span><text:span text:style-name="T312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2"><text:tab/></text:span><text:span text:style-name="T313">(</text:span><text:span text:style-name="T308">volledige naam, bijv. </text:span><text:span text:style-name="T310">J</text:span><text:span text:style-name="T327">a</text:span><text:span text:style-name="T310">n </text:span><text:span text:style-name="T327">Jansen</text:span><text:span text:style-name="T309">)</text:span></text:p>
      <text:p text:style-name="Standard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07"><text:tab/></text:span></text:span><text:span text:style-name="Definition"><text:span text:style-name="T307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7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5">c</text:span></text:span><text:span text:style-name="Definition"><text:span text:style-name="T324">omputernaam</text:span></text:span><text:span text:style-name="Definition"><text:span text:style-name="T314"><text:tab/><text:tab/></text:span></text:span><text:span text:style-name="Definition"><text:span text:style-name="T312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</text:span></text:span><text:span text:style-name="Definition"><text:span text:style-name="T319">pc02</text:span></text:span><text:span text:style-name="Definition"><text:span text:style-name="T315">)</text:span></text:span></text:p>
      <text:p text:style-name="P1"><text:span text:style-name="Definition"><text:span text:style-name="T323">o</text:span></text:span><text:span text:style-name="Definition"><text:span text:style-name="T322">pstartmenu</text:span></text:span><text:span text:style-name="Definition"><text:span text:style-name="T312"><text:tab/><text:tab/><text:tab/></text:span></text:span><text:span text:style-name="Definition"><text:span text:style-name="T312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1"><text:span text:style-name="Definition"><text:span text:style-name="T325">i</text:span></text:span><text:span text:style-name="Definition"><text:span text:style-name="T326">nstellingen</text:span></text:span><text:span text:style-name="T315"><text:tab/><text:tab/> <text:tab/></text:span><text:span text:style-name="T315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"><text:span text:style-name="Definition"><text:span text:style-name="T347">g</text:span></text:span><text:span text:style-name="Definition"><text:span text:style-name="T346">ebruiker</text:span></text:span><text:span text:style-name="Definition"><text:span text:style-name="T348">2</text:span></text:span><text:span text:style-name="Definition"><text:span text:style-name="T349"><text:tab/></text:span></text:span><text:span text:style-name="Definition"><text:span text:style-name="T359"> <text:tab/><text:tab/></text:span></text:span><text:span text:style-name="T350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0"><text:tab/></text:span><text:span text:style-name="T351">(</text:span><text:span text:style-name="T352">volledige naam </text:span><text:span text:style-name="T353">evt. 2</text:span><text:span text:style-name="T360">e</text:span><text:span text:style-name="T353"> gebruiker</text:span><text:span text:style-name="T354">)</text:span></text:p>
      <text:p text:style-name="P72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48">2</text:span></text:span><text:span text:style-name="Definition"><text:span text:style-name="T355"><text:tab/></text:span></text:span><text:span text:style-name="Definition"><text:span text:style-name="T355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5"><text:tab/></text:span></text:span><text:span text:style-name="T356">(korte naam</text:span><text:span text:style-name="T357"> </text:span><text:span text:style-name="T358">evt. 2</text:span><text:span text:style-name="T361">e</text:span><text:span text:style-name="T358"> gebruiker</text:span><text:span text:style-name="T356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481244475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1"><text:span text:style-name="T344">Debian-</text:span><text:span text:style-name="T345">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5">Super</text:span>-toets <text:span text:style-name="T216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82453407027373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3">een </text:span><text:span text:style-name="T273"><text:reference-ref text:reference-format="text" text:ref-name="Distributie">Ubuntu</text:reference-ref></text:span><text:span text:style-name="T273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29">Vanaf ee</text:span>n Live <text:span text:style-name="T333">USB-stick </text:span><text:span text:style-name="T341">(</text:span><text:span text:style-name="T333">of </text:span><text:span text:style-name="T342">cd/dvd</text:span><text:span text:style-name="T341">)</text:span><text:span text:style-name="T19"> </text:span>kunt <text:span text:style-name="T329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1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0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5">het gewenste </text:span></text:span><text:span text:style-name="Strong_20_Emphasis"><text:span text:style-name="T290">Installatie type</text:span></text:span><text:span text:style-name="Strong_20_Emphasis"><text:span text:style-name="T275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6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77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291">Waar bevindt u zich?</text:span></text:span><text:span text:style-name="Strong_20_Emphasis"><text:span text:style-name="T280"> </text:span></text:span><text:span text:style-name="Strong_20_Emphasis"><text:span text:style-name="T281">controleer </text:span></text:span><text:span text:style-name="Strong_20_Emphasis"><text:span text:style-name="T282">de </text:span></text:span><text:span text:style-name="Strong_20_Emphasis"><text:span text:style-name="T281">locatie en </text:span></text:span><text:span text:style-name="Strong_20_Emphasis"><text:span text:style-name="T277">klik </text:span></text:span><text:span text:style-name="Strong_20_Emphasis"><text:span text:style-name="T280">op </text:span></text:span><text:span text:style-name="Strong_20_Emphasis"><text:span text:style-name="T291">Verder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 </text:span><text:span text:style-name="T292">v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3"> </text:span></text:span><text:span text:style-name="Definition"><text:span text:style-name="T5">gebruiker</text:span></text:span><text:span text:style-name="Strong_20_Emphasis"><text:span text:style-name="T284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3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3"> </text:span></text:span><text:span text:style-name="Definition"><text:span text:style-name="T5">gebruikersnaam</text:span></text:span><text:span text:style-name="Strong_20_Emphasis"><text:span text:style-name="T283">,<text:line-break/></text:span></text:span><text:span text:style-name="Strong_20_Emphasis"><text:span text:style-name="T285">g</text:span></text:span><text:span text:style-name="Strong_20_Emphasis"><text:span text:style-name="T274">eef tweemaal een </text:span></text:span><text:span text:style-name="Strong_20_Emphasis"><text:span text:style-name="T289">wachtwoord</text:span></text:span><text:span text:style-name="Strong_20_Emphasis"><text:span text:style-name="T274">,</text:span></text:span><text:span text:style-name="Strong_20_Emphasis"><text:span text:style-name="T286"> </text:span></text:span><text:span text:style-name="Strong_20_Emphasis"><text:span text:style-name="T287">en</text:span></text:span><text:span text:style-name="Strong_20_Emphasis"><text:span text:style-name="T286"> </text:span></text:span><text:span text:style-name="Strong_20_Emphasis"><text:span text:style-name="T288">k</text:span></text:span><text:span text:style-name="Strong_20_Emphasis"><text:span text:style-name="T274">lik op </text:span></text:span><text:span text:style-name="Strong_20_Emphasis"><text:span text:style-name="T289">Verder</text:span></text:span><text:span text:style-name="Strong_20_Emphasis"><text:span text:style-name="T274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82453981274091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4">Debian-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82454827970261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5">Super</text:span>-toets <text:span text:style-name="T216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1">Creative Commons Publiek Domein Verklaring</text:span></text:span></text:a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30T08:24:52.504828493">30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8:24:52.334997223</dc:date>
    <meta:keyword>Installatie</meta:keyword>
    <meta:keyword>Checklist</meta:keyword>
    <meta:keyword>Linux</meta:keyword>
    <meta:editing-cycles>6534</meta:editing-cycles>
    <meta:editing-duration>P11DT13H34M49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3" meta:character-count="4998" meta:non-whitespace-character-count="4299"/>
    <meta:user-defined meta:name="Info 1"/>
    <meta:user-defined meta:name="Info 2"/>
    <meta:user-defined meta:name="Info 3"/>
    <meta:user-defined meta:name="Info 4"/>
  </office:meta>
</office:document-meta>
</file>